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 officeooo:rsid="0014c32c" officeooo:paragraph-rsid="0014c32c"/>
    </style:style>
    <style:style style:name="P2" style:family="paragraph" style:parent-style-name="Standard">
      <style:text-properties fo:color="#ff0000" officeooo:rsid="0014c32c" officeooo:paragraph-rsid="0019b2c5"/>
    </style:style>
    <style:style style:name="P3" style:family="paragraph" style:parent-style-name="Standard">
      <style:text-properties fo:color="#2a6099" officeooo:rsid="0014c32c" officeooo:paragraph-rsid="0014c32c"/>
    </style:style>
    <style:style style:name="P4" style:family="paragraph" style:parent-style-name="Standard">
      <style:text-properties fo:color="#2a6099" officeooo:rsid="0014c32c" officeooo:paragraph-rsid="0019b2c5"/>
    </style:style>
    <style:style style:name="P5" style:family="paragraph" style:parent-style-name="Standard">
      <style:text-properties fo:color="#ffff00" officeooo:rsid="0014c32c" officeooo:paragraph-rsid="0014c32c"/>
    </style:style>
    <style:style style:name="P6" style:family="paragraph" style:parent-style-name="Standard">
      <style:text-properties fo:color="#ffff00" officeooo:rsid="0014c32c" officeooo:paragraph-rsid="0019b2c5"/>
    </style:style>
    <style:style style:name="P7" style:family="paragraph" style:parent-style-name="Standard">
      <style:text-properties fo:color="#158466" officeooo:rsid="0014c32c" officeooo:paragraph-rsid="0014c32c"/>
    </style:style>
    <style:style style:name="P8" style:family="paragraph" style:parent-style-name="Standard">
      <style:text-properties fo:color="#158466" officeooo:rsid="0014c32c" officeooo:paragraph-rsid="0019b2c5"/>
    </style:style>
    <style:style style:name="P9" style:family="paragraph" style:parent-style-name="Standard">
      <style:text-properties fo:color="#55308d" officeooo:rsid="0014c32c" officeooo:paragraph-rsid="0014c32c"/>
    </style:style>
    <style:style style:name="P10" style:family="paragraph" style:parent-style-name="Standard">
      <style:text-properties fo:color="#55308d" officeooo:rsid="0014c32c" officeooo:paragraph-rsid="0019b2c5"/>
    </style:style>
    <style:style style:name="P11" style:family="paragraph" style:parent-style-name="Standard">
      <style:text-properties fo:color="#666666" officeooo:rsid="0014c32c" officeooo:paragraph-rsid="0014c32c"/>
    </style:style>
    <style:style style:name="P12" style:family="paragraph" style:parent-style-name="Standard">
      <style:text-properties fo:color="#666666" officeooo:rsid="0014c32c" officeooo:paragraph-rsid="0019b2c5"/>
    </style:style>
    <style:style style:name="P13" style:family="paragraph" style:parent-style-name="Standard">
      <style:text-properties fo:color="#ffbf00" officeooo:rsid="0014c32c" officeooo:paragraph-rsid="0014c32c"/>
    </style:style>
    <style:style style:name="P14" style:family="paragraph" style:parent-style-name="Standard">
      <style:text-properties fo:color="#ffbf00" officeooo:rsid="0014c32c" officeooo:paragraph-rsid="0019b2c5"/>
    </style:style>
    <style:style style:name="P15" style:family="paragraph" style:parent-style-name="Standard">
      <style:text-properties fo:color="#111111" officeooo:rsid="0016af49" officeooo:paragraph-rsid="0016af49"/>
    </style:style>
    <style:style style:name="P16" style:family="paragraph" style:parent-style-name="Standard">
      <style:text-properties fo:color="#111111" officeooo:rsid="0016af49" officeooo:paragraph-rsid="0019b2c5"/>
    </style:style>
    <style:style style:name="P17" style:family="paragraph" style:parent-style-name="Standard">
      <style:text-properties fo:color="#ffd7d7" officeooo:rsid="0016af49" officeooo:paragraph-rsid="0016af49"/>
    </style:style>
    <style:style style:name="P18" style:family="paragraph" style:parent-style-name="Standard">
      <style:text-properties fo:color="#ffd7d7" officeooo:rsid="0016af49" officeooo:paragraph-rsid="0019b2c5"/>
    </style:style>
    <style:style style:name="P19" style:family="paragraph" style:parent-style-name="Standard">
      <style:text-properties fo:color="#a1467e" officeooo:rsid="0019b2c5" officeooo:paragraph-rsid="0019b2c5"/>
    </style:style>
    <style:style style:name="P20" style:family="paragraph" style:parent-style-name="Standard">
      <style:text-properties fo:color="#000000" officeooo:rsid="001e48d4" officeooo:paragraph-rsid="001e48d4"/>
    </style:style>
    <style:style style:name="P21" style:family="paragraph" style:parent-style-name="Table_20_Contents">
      <style:paragraph-properties fo:text-align="center" style:justify-single-word="false"/>
      <style:text-properties officeooo:paragraph-rsid="0018aa5a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e44c" officeooo:paragraph-rsid="0011e44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8aa5a" officeooo:paragraph-rsid="0018aa5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8aa5a" officeooo:paragraph-rsid="001a81f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officeooo:rsid="0014c32c" officeooo:paragraph-rsid="0014c32c"/>
    </style:style>
    <style:style style:name="P26" style:family="paragraph" style:parent-style-name="Table_20_Contents">
      <style:paragraph-properties fo:text-align="center" style:justify-single-word="false"/>
      <style:text-properties fo:color="#ff0000" officeooo:rsid="0015f3de" officeooo:paragraph-rsid="0015f3de"/>
    </style:style>
    <style:style style:name="P27" style:family="paragraph" style:parent-style-name="Table_20_Contents">
      <style:paragraph-properties fo:text-align="center" style:justify-single-word="false"/>
      <style:text-properties fo:color="#ff0000" officeooo:rsid="0016af49" officeooo:paragraph-rsid="0016af49"/>
    </style:style>
    <style:style style:name="P28" style:family="paragraph" style:parent-style-name="Table_20_Contents">
      <style:paragraph-properties fo:text-align="center" style:justify-single-word="false"/>
      <style:text-properties fo:color="#ff0000" officeooo:rsid="0019b2c5" officeooo:paragraph-rsid="001a81f5"/>
    </style:style>
    <style:style style:name="P29" style:family="paragraph" style:parent-style-name="Table_20_Contents">
      <style:paragraph-properties fo:text-align="center" style:justify-single-word="false"/>
      <style:text-properties fo:color="#ff0000" officeooo:rsid="001a3ae4" officeooo:paragraph-rsid="001a3ae4"/>
    </style:style>
    <style:style style:name="P30" style:family="paragraph" style:parent-style-name="Table_20_Contents">
      <style:paragraph-properties fo:text-align="center" style:justify-single-word="false"/>
      <style:text-properties fo:color="#ff0000" officeooo:rsid="001a81f5" officeooo:paragraph-rsid="001a81f5"/>
    </style:style>
    <style:style style:name="P31" style:family="paragraph" style:parent-style-name="Table_20_Contents">
      <style:paragraph-properties fo:text-align="center" style:justify-single-word="false"/>
      <style:text-properties fo:color="#ff0000" officeooo:rsid="001b7cf6" officeooo:paragraph-rsid="001b7cf6"/>
    </style:style>
    <style:style style:name="P32" style:family="paragraph" style:parent-style-name="Table_20_Contents">
      <style:paragraph-properties fo:text-align="center" style:justify-single-word="false"/>
      <style:text-properties fo:color="#ff0000" officeooo:rsid="001ccdcf" officeooo:paragraph-rsid="001ccdcf"/>
    </style:style>
    <style:style style:name="P33" style:family="paragraph" style:parent-style-name="Table_20_Contents">
      <style:paragraph-properties fo:text-align="center" style:justify-single-word="false"/>
      <style:text-properties officeooo:paragraph-rsid="0018aa5a"/>
    </style:style>
    <style:style style:name="T1" style:family="text">
      <style:text-properties fo:color="#2a6099"/>
    </style:style>
    <style:style style:name="T2" style:family="text">
      <style:text-properties fo:color="#2a6099" officeooo:rsid="0016af49"/>
    </style:style>
    <style:style style:name="T3" style:family="text">
      <style:text-properties fo:color="#2a6099" officeooo:rsid="001a3ae4"/>
    </style:style>
    <style:style style:name="T4" style:family="text">
      <style:text-properties fo:color="#2a6099" officeooo:rsid="001b7cf6"/>
    </style:style>
    <style:style style:name="T5" style:family="text">
      <style:text-properties fo:color="#158466"/>
    </style:style>
    <style:style style:name="T6" style:family="text">
      <style:text-properties fo:color="#00a933"/>
    </style:style>
    <style:style style:name="T7" style:family="text">
      <style:text-properties fo:color="#55308d"/>
    </style:style>
    <style:style style:name="T8" style:family="text">
      <style:text-properties fo:color="#55308d" officeooo:rsid="0016af49"/>
    </style:style>
    <style:style style:name="T9" style:family="text">
      <style:text-properties fo:color="#55308d" officeooo:rsid="001a3ae4"/>
    </style:style>
    <style:style style:name="T10" style:family="text">
      <style:text-properties fo:color="#ff8000"/>
    </style:style>
    <style:style style:name="T11" style:family="text">
      <style:text-properties fo:color="#ff8000" officeooo:rsid="001a3ae4"/>
    </style:style>
    <style:style style:name="T12" style:family="text">
      <style:text-properties fo:color="#ffff00"/>
    </style:style>
    <style:style style:name="T13" style:family="text">
      <style:text-properties fo:color="#808080"/>
    </style:style>
    <style:style style:name="T14" style:family="text">
      <style:text-properties fo:color="#808080" officeooo:rsid="0016af49"/>
    </style:style>
    <style:style style:name="T15" style:family="text">
      <style:text-properties fo:color="#000000"/>
    </style:style>
    <style:style style:name="T16" style:family="text">
      <style:text-properties fo:color="#ffd7d7"/>
    </style:style>
    <style:style style:name="T17" style:family="text">
      <style:text-properties officeooo:rsid="001a3ae4"/>
    </style:style>
    <style:style style:name="T18" style:family="text">
      <style:text-properties fo:color="#800080"/>
    </style:style>
    <style:style style:name="T19" style:family="text">
      <style:text-properties fo:color="#800080" officeooo:rsid="001b7cf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8aa5a" style:font-weight-asian="bold" style:font-weight-complex="bold"/>
    </style:style>
    <style:style style:name="T22" style:family="text">
      <style:text-properties fo:font-weight="bold" officeooo:rsid="001a3ae4" style:font-weight-asian="bold" style:font-weight-complex="bold"/>
    </style:style>
    <style:style style:name="T23" style:family="text">
      <style:text-properties fo:font-weight="bold" officeooo:rsid="001b7cf6" style:font-weight-asian="bold" style:font-weight-complex="bold"/>
    </style:style>
    <style:style style:name="T24" style:family="text">
      <style:text-properties fo:font-weight="bold" officeooo:rsid="001ccdcf" style:font-weight-asian="bold" style:font-weight-complex="bold"/>
    </style:style>
    <style:style style:name="T25" style:family="text">
      <style:text-properties fo:font-weight="bold" officeooo:rsid="00202d61" style:font-weight-asian="bold" style:font-weight-complex="bold"/>
    </style:style>
    <style:style style:name="T26" style:family="text">
      <style:text-properties fo:font-weight="bold" officeooo:rsid="00208074" style:font-weight-asian="bold" style:font-weight-complex="bold"/>
    </style:style>
    <style:style style:name="T27" style:family="text">
      <style:text-properties officeooo:rsid="001b7cf6"/>
    </style:style>
    <style:style style:name="T28" style:family="text">
      <style:text-properties officeooo:rsid="00202d61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080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MOV AX,74</text:p>
          </table:table-cell>
          <table:table-cell table:style-name="Tabla1.B1" office:value-type="string">
            <text:p text:style-name="P25">1011 <text:span text:style-name="T6">0 </text:span><text:span text:style-name="T7">000 </text:span><text:span text:style-name="T10">0111 0100</text:span></text:p>
          </table:table-cell>
        </table:table-row>
        <table:table-row>
          <table:table-cell table:style-name="Tabla1.A2" office:value-type="string">
            <text:p text:style-name="P22">AND AL,[BP+1]</text:p>
          </table:table-cell>
          <table:table-cell table:style-name="Tabla1.B2" office:value-type="string">
            <text:p text:style-name="P26">001000 <text:span text:style-name="T12">1 </text:span><text:span text:style-name="T5">0 </text:span><text:span text:style-name="T13">10 </text:span><text:span text:style-name="T7">000 </text:span><text:span text:style-name="T1">110</text:span></text:p>
          </table:table-cell>
        </table:table-row>
        <table:table-row>
          <table:table-cell table:style-name="Tabla1.A2" office:value-type="string">
            <text:p text:style-name="P22">ADD AX,[BP+DI-11F8]</text:p>
          </table:table-cell>
          <table:table-cell table:style-name="Tabla1.B2" office:value-type="string">
            <text:p text:style-name="P26">000000 <text:span text:style-name="T12">1 </text:span><text:span text:style-name="T6">1 </text:span><text:span text:style-name="T14">10 </text:span><text:span text:style-name="T8">000 </text:span><text:span text:style-name="T2">011</text:span></text:p>
          </table:table-cell>
        </table:table-row>
        <table:table-row>
          <table:table-cell table:style-name="Tabla1.A2" office:value-type="string">
            <text:p text:style-name="P22">POP BX</text:p>
          </table:table-cell>
          <table:table-cell table:style-name="Tabla1.B2" office:value-type="string">
            <text:p text:style-name="P27">01011 <text:span text:style-name="T7">011 </text:span></text:p>
          </table:table-cell>
        </table:table-row>
        <table:table-row>
          <table:table-cell table:style-name="Tabla1.A2" office:value-type="string">
            <text:p text:style-name="P22">SAR DX,CL</text:p>
          </table:table-cell>
          <table:table-cell table:style-name="Tabla1.B2" office:value-type="string">
            <text:p text:style-name="P27">110100 <text:span text:style-name="T15">1 </text:span><text:span text:style-name="T6">1 </text:span><text:span text:style-name="T13">00 </text:span><text:span text:style-name="T16">111</text:span><text:span text:style-name="T13"> </text:span><text:span text:style-name="T1">xxx</text:span></text:p>
          </table:table-cell>
        </table:table-row>
      </table:table>
      <text:p text:style-name="Standard"/>
      <text:p text:style-name="P5">D</text:p>
      <text:p text:style-name="P7">W</text:p>
      <text:p text:style-name="P9">REG</text:p>
      <text:p text:style-name="P11">MOD </text:p>
      <text:p text:style-name="P3">R/M</text:p>
      <text:p text:style-name="P1">INSTRUCCIÓN </text:p>
      <text:p text:style-name="P13">DATO</text:p>
      <text:p text:style-name="P15">V</text:p>
      <text:p text:style-name="P17">NECESARIOS</text:p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<text:span text:style-name="T24">MOV </text:span><text:span text:style-name="T25">SS</text:span><text:span text:style-name="T24">,[BX+SI]</text:span><text:span text:style-name="T17"> </text:span><text:span text:style-name="T21">8C10</text:span></text:p>
          </table:table-cell>
          <table:table-cell table:style-name="Tabla2.B1" office:value-type="string">
            <text:p text:style-name="P32">10001100 <text:span text:style-name="T13">00 </text:span><text:span text:style-name="T7">010 </text:span><text:span text:style-name="T1">000</text:span></text:p>
          </table:table-cell>
        </table:table-row>
        <table:table-row>
          <table:table-cell table:style-name="Tabla2.A2" office:value-type="string">
            <text:p text:style-name="P21"><text:span text:style-name="T21"><text:s/></text:span><text:span text:style-name="T22">POP BX</text:span><text:span text:style-name="T17"> </text:span><text:span text:style-name="T21">53</text:span></text:p>
          </table:table-cell>
          <table:table-cell table:style-name="Tabla2.B5" office:value-type="string">
            <text:p text:style-name="P29">0101 0<text:span text:style-name="T18">011</text:span></text:p>
          </table:table-cell>
        </table:table-row>
        <table:table-row>
          <table:table-cell table:style-name="Tabla2.A2" office:value-type="string">
            <text:p text:style-name="P24"><text:span text:style-name="T17">XOR SI,</text:span><text:span text:style-name="T11">DATO</text:span> 8176030500</text:p>
          </table:table-cell>
          <table:table-cell table:style-name="Tabla2.B5" office:value-type="string">
            <text:p text:style-name="P28">10000<text:span text:style-name="T17">00 </text:span><text:span text:style-name="T6">1 </text:span><text:span text:style-name="T13">01 </text:span><text:span text:style-name="T9">110 </text:span><text:span text:style-name="T3">110 </text:span><text:span text:style-name="T11">0000 0011 0000 0101 0000 0000</text:span></text:p>
          </table:table-cell>
        </table:table-row>
        <table:table-row>
          <table:table-cell table:style-name="Tabla2.A2" office:value-type="string">
            <text:p text:style-name="P21"><text:span text:style-name="T23">JUMP </text:span><text:span text:style-name="T26">BX</text:span><text:span text:style-name="T21"> FFE3</text:span></text:p>
          </table:table-cell>
          <table:table-cell table:style-name="Tabla2.B5" office:value-type="string">
            <text:p text:style-name="P30">11111111 <text:span text:style-name="T13">11 </text:span><text:span text:style-name="T19">100 </text:span><text:span text:style-name="T4">011</text:span></text:p>
          </table:table-cell>
        </table:table-row>
        <table:table-row>
          <table:table-cell table:style-name="Tabla2.A2" office:value-type="string">
            <text:p text:style-name="P23"><text:span text:style-name="T27">INT 21H</text:span> CD21</text:p>
          </table:table-cell>
          <table:table-cell table:style-name="Tabla2.B5" office:value-type="string">
            <text:p text:style-name="P31">11001101 <text:span text:style-name="T16">0010 0001</text:span></text:p>
          </table:table-cell>
        </table:table-row>
      </table:table>
      <text:p text:style-name="P17"/>
      <text:p text:style-name="P6">D</text:p>
      <text:p text:style-name="P8">W</text:p>
      <text:p text:style-name="P10">REG</text:p>
      <text:p text:style-name="P12">MOD </text:p>
      <text:p text:style-name="P4">R/M</text:p>
      <text:p text:style-name="P2">INSTRUCCIÓN </text:p>
      <text:p text:style-name="P14">DATO</text:p>
      <text:p text:style-name="P16">V</text:p>
      <text:p text:style-name="P19">S</text:p>
      <text:p text:style-name="P18">NECESARIOS</text:p>
      <text:p text:style-name="P18"/>
      <text:p text:style-name="P20">Alumno: Eduardo Marcelo Gutierrez Soto</text:p>
      <text:p text:style-name="P20">Ejercicio 18-may-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9:56:50.015000000</meta:creation-date>
    <meta:generator>LibreOffice/6.4.1.2$Windows_X86_64 LibreOffice_project/4d224e95b98b138af42a64d84056446d09082932</meta:generator>
    <dc:date>2020-05-14T22:38:18.798000000</dc:date>
    <meta:editing-duration>PT10M43S</meta:editing-duration>
    <meta:editing-cycles>5</meta:editing-cycles>
    <meta:document-statistic meta:table-count="2" meta:image-count="0" meta:object-count="0" meta:page-count="1" meta:paragraph-count="41" meta:word-count="100" meta:character-count="477" meta:non-whitespace-character-count="412"/>
  </office:meta>
</office:document-meta>
</file>